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0437in" svg:height="5.4276in" svg:x="1.1957in" svg:y="0.0417in">
            <draw:object draw:notify-on-update-of-ranges="Sheet1.A1:Sheet1.A2253 Sheet1.B1:Sheet1.B22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000000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string" calcext:value-type="string">
            <text:p>0000002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00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00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01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01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01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01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02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02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02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02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03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03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03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03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04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04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04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04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052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005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05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06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06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07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07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10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10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11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11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1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0122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12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12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13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13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14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14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15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15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16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16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16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17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17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176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20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20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21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21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22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22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23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23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23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24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24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24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25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25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25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25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26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26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0264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026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27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27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27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27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30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30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30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30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31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31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31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32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32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32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32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33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033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33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033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34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34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34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34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3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35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35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35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36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36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36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37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372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37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37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400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040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40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40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41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41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41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41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042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042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42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42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43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043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0436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440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044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44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44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45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45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45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45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46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46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46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46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47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47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47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47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50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50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50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51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51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51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51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52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52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52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52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53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53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53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53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054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54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54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54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55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55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55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56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56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56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56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57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57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57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57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060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602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0000604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0000606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0000610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0000612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000061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61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62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62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62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63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63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063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063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640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0642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0000644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0000646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0000650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string" calcext:value-type="string">
            <text:p>0000652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000065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656</text:p>
          </table:table-cell>
          <table:table-cell office:value-type="float" office:value="9892" calcext:value-type="float">
            <text:p>9892</text:p>
          </table:table-cell>
        </table:table-row>
        <table:table-row table:style-name="ro1">
          <table:table-cell office:value-type="string" calcext:value-type="string">
            <text:p>0000660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662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664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066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67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674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676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70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70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70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070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71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71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071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71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720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722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72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72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730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0732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073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736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74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74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074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7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75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75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75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76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76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76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76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077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77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77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776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100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00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00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00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01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01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01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01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02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02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02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02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03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032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03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03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04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04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04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04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05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05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05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05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06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06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06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06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07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07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07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07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10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10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10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106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11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112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111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1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12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12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12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12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13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13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13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13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14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14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14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14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15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15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15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15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16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16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16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16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17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17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17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117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0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0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20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0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1210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121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121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21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22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22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22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22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123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23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23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3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4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4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24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24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125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25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5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25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26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262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26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26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27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27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27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27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30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30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30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30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31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31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31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31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32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32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32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32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33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33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33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33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34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34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34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34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35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35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35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35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36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36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36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36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137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37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37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37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40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40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40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40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41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41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41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41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42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42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42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426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143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43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43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43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44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44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44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44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45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45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45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45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46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46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46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46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47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47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47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47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50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50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50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50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51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51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51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51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52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52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52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526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1530</text:p>
          </table:table-cell>
          <table:table-cell office:value-type="float" office:value="9763" calcext:value-type="float">
            <text:p>9763</text:p>
          </table:table-cell>
        </table:table-row>
        <table:table-row table:style-name="ro1">
          <table:table-cell office:value-type="string" calcext:value-type="string">
            <text:p>0001532</text:p>
          </table:table-cell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string" calcext:value-type="string">
            <text:p>0001534</text:p>
          </table:table-cell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string" calcext:value-type="string">
            <text:p>0001536</text:p>
          </table:table-cell>
          <table:table-cell office:value-type="float" office:value="9495" calcext:value-type="float">
            <text:p>9495</text:p>
          </table:table-cell>
        </table:table-row>
        <table:table-row table:style-name="ro1">
          <table:table-cell office:value-type="string" calcext:value-type="string">
            <text:p>0001540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1542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154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1546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55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55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55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556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1560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1562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156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56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57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57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157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57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60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60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160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60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61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61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61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616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1620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1622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1624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162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63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163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63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63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164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64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164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64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65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165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654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1656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1660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1662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166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66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67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67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67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67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70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70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70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70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710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171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71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71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172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72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72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72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73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73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73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73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74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74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74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74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7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75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75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75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76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76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76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766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77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77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77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77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00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00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00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00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201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01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01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01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02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022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202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02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203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03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03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03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04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04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04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04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05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05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05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05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06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062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206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206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07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07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07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076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210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10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10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10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211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11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11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11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12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12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212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212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213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213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13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13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14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14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14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14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215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215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215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215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16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16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16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16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217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17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17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17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20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20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20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20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21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221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214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2216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2220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2222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222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226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000223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232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2234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2236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2240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224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24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224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25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25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25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25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26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26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26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26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27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27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27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276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300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230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30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30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31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31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31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31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32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32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32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32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33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33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33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33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34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34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34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34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35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35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35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35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36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36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36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36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37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37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37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37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40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40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40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40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41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41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241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241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42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42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42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426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43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43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43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43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244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44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44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44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45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245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245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45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46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46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46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46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47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47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47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47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50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50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50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50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251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251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251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51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52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52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52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52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53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53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53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53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54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54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54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54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55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55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55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55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56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56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56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56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57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57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57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57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60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60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60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60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61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61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61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61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262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62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62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626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263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63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63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63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264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64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64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64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65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65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65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65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66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266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664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266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67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2672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2674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2676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70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70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70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70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71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271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71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71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72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72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72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72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273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73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73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73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274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74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274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274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75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275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75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275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276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76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276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276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277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277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277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277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300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00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00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300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01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01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01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01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02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302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02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302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03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3032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0003034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0003036</text:p>
          </table:table-cell>
          <table:table-cell office:value-type="float" office:value="10299" calcext:value-type="float">
            <text:p>10299</text:p>
          </table:table-cell>
        </table:table-row>
        <table:table-row table:style-name="ro1">
          <table:table-cell office:value-type="string" calcext:value-type="string">
            <text:p>0003040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string" calcext:value-type="string">
            <text:p>0003042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304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304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305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05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05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305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306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306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06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3066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3070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0003072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string" calcext:value-type="string">
            <text:p>0003074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0003076</text:p>
          </table:table-cell>
          <table:table-cell office:value-type="float" office:value="10299" calcext:value-type="float">
            <text:p>10299</text:p>
          </table:table-cell>
        </table:table-row>
        <table:table-row table:style-name="ro1">
          <table:table-cell office:value-type="string" calcext:value-type="string">
            <text:p>0003100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1">
          <table:table-cell office:value-type="string" calcext:value-type="string">
            <text:p>0003102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string" calcext:value-type="string">
            <text:p>000310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310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311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11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11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11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12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12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12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312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13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313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13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13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314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14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314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314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1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15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15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15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16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16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16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16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17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17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17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317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3200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20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20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20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21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21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21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21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22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22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224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3226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3230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323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23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23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24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324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324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24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25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25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254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325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26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26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3264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326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327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327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27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327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30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30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30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30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331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31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331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331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32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332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324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3326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3330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3332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3334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333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334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34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34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34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35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35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35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35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36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36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36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336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337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3372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3374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337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340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340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340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40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41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341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41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41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42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42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42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342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3430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3432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343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43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3440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344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344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44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345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345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345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45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46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46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46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46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47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47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47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47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50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50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50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50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351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51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51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51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52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52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52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52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53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53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53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53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54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54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54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54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55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55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55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556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3560</text:p>
          </table:table-cell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string" calcext:value-type="string">
            <text:p>0003562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3564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3566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3570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357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357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57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60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60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60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60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361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3612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361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361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62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62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62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362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630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63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634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363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640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364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364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64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365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365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65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365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366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366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66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366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367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67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67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67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70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70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70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70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71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71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71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371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372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72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72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72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73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73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73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73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3740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74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74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74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75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75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375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375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376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376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3764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376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77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377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77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377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000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4002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400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00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01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01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01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01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02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02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024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4026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4030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403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03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036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4040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404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404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404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05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05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05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05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06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06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406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406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407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407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07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07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10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10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10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10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11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11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11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11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12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12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412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412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413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413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13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13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14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14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14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14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15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15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15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15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16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16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16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416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417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417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417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417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20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420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20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420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421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21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21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21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220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422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22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22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23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23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23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23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24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24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24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24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250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425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25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25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26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26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26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26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27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27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27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27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30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30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30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430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31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31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31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31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32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32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32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32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33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33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33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33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34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34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34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346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4350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35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35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35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36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362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36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36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37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37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437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37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40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40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40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406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41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41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41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41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42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42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42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42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43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43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43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43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44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44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44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44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4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45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45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45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46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46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446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446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47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47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47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47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50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50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50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50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51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51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51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51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52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52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52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52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53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453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453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4536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454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454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454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454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455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455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55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455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456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456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456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456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4570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457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4574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457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460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460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460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460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461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61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61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61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62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62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62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62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463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63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63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63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64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464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64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64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65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465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65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465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466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466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66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66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67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67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67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67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470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470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470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470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71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471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71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71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72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72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4724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472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73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73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73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473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74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474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474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474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475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75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75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475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476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476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76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476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77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77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477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477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00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00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500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00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01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01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501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01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02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02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502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502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503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503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503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503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04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04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04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04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05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05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05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05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06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06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06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06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507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07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07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07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10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10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10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10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511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11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11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11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12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512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512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12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13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13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13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13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14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14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14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14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1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15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15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15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16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16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516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16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17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17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517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17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5200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20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520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20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21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21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21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21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22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22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522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522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523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523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523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5236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524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524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24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24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250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525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525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25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526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26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526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526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527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527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527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527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30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530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530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530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531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531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31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31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532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532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32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532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533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33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533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533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34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534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34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34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3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35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35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35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36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36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36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536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537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5372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5374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537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540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40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40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40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41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41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541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41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42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42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42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5426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43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5432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434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43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544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544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544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544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4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545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45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5456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5460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string" calcext:value-type="string">
            <text:p>0005462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string" calcext:value-type="string">
            <text:p>0005464</text:p>
          </table:table-cell>
          <table:table-cell office:value-type="float" office:value="8821" calcext:value-type="float">
            <text:p>8821</text:p>
          </table:table-cell>
        </table:table-row>
        <table:table-row table:style-name="ro1">
          <table:table-cell office:value-type="string" calcext:value-type="string">
            <text:p>0005466</text:p>
          </table:table-cell>
          <table:table-cell office:value-type="float" office:value="9763" calcext:value-type="float">
            <text:p>9763</text:p>
          </table:table-cell>
        </table:table-row>
        <table:table-row table:style-name="ro1">
          <table:table-cell office:value-type="string" calcext:value-type="string">
            <text:p>000547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547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5474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0005476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05500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550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50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50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551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551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51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551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52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52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52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52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53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553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53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53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54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54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54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554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55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55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55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55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56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556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56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56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57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557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574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557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60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560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560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60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561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61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561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61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62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562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62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562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563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63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63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63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64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64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64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564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65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65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565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565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66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566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566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566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67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67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67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67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70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0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70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70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1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1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71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71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72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72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2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72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73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73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73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73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574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574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574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74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75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5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5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575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6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6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6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576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77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77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577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577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00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00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00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00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01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01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601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01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02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02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02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026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03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032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034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03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04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042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044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04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050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string" calcext:value-type="string">
            <text:p>0006052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05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05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06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062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06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06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07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07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07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07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10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10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10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10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11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611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114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11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12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12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12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12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130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0613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13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136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14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14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14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14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15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152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154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15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16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16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164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16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17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172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17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176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20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202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204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20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21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212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21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21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220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22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22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22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230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06232</text:p>
          </table:table-cell>
          <table:table-cell office:value-type="float" office:value="10419" calcext:value-type="float">
            <text:p>10419</text:p>
          </table:table-cell>
        </table:table-row>
        <table:table-row table:style-name="ro1">
          <table:table-cell office:value-type="string" calcext:value-type="string">
            <text:p>000623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23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24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24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24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24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25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25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25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25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26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26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264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626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27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27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27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27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30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302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304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306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310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312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06314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0631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6320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string" calcext:value-type="string">
            <text:p>0006322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06324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32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330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6332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334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string" calcext:value-type="string">
            <text:p>0006336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634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0006342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344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34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6350</text:p>
          </table:table-cell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0006352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string" calcext:value-type="string">
            <text:p>0006354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string" calcext:value-type="string">
            <text:p>0006356</text:p>
          </table:table-cell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0006360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362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364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string" calcext:value-type="string">
            <text:p>0006366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0637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372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374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06376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400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40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40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6406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41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641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41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41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420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422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string" calcext:value-type="string">
            <text:p>000642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6426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43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432</text:p>
          </table:table-cell>
          <table:table-cell office:value-type="float" office:value="10419" calcext:value-type="float">
            <text:p>10419</text:p>
          </table:table-cell>
        </table:table-row>
        <table:table-row table:style-name="ro1">
          <table:table-cell office:value-type="string" calcext:value-type="string">
            <text:p>0006434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436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0644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442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444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06446</text:p>
          </table:table-cell>
          <table:table-cell office:value-type="float" office:value="10428" calcext:value-type="float">
            <text:p>10428</text:p>
          </table:table-cell>
        </table:table-row>
        <table:table-row table:style-name="ro1">
          <table:table-cell office:value-type="string" calcext:value-type="string">
            <text:p>000645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452</text:p>
          </table:table-cell>
          <table:table-cell office:value-type="float" office:value="10428" calcext:value-type="float">
            <text:p>10428</text:p>
          </table:table-cell>
        </table:table-row>
        <table:table-row table:style-name="ro1">
          <table:table-cell office:value-type="string" calcext:value-type="string">
            <text:p>0006454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456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0646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46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464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466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470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1">
          <table:table-cell office:value-type="string" calcext:value-type="string">
            <text:p>0006472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string" calcext:value-type="string">
            <text:p>0006474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string" calcext:value-type="string">
            <text:p>0006476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string" calcext:value-type="string">
            <text:p>0006500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0006502</text:p>
          </table:table-cell>
          <table:table-cell office:value-type="float" office:value="10382" calcext:value-type="float">
            <text:p>10382</text:p>
          </table:table-cell>
        </table:table-row>
        <table:table-row table:style-name="ro1">
          <table:table-cell office:value-type="string" calcext:value-type="string">
            <text:p>0006504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string" calcext:value-type="string">
            <text:p>0006506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string" calcext:value-type="string">
            <text:p>000651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0006512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string" calcext:value-type="string">
            <text:p>0006514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0006516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0006520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string" calcext:value-type="string">
            <text:p>0006522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string" calcext:value-type="string">
            <text:p>0006524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string" calcext:value-type="string">
            <text:p>0006526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0006530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string" calcext:value-type="string">
            <text:p>0006532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0006534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string" calcext:value-type="string">
            <text:p>0006536</text:p>
          </table:table-cell>
          <table:table-cell office:value-type="float" office:value="10354" calcext:value-type="float">
            <text:p>10354</text:p>
          </table:table-cell>
        </table:table-row>
        <table:table-row table:style-name="ro1">
          <table:table-cell office:value-type="string" calcext:value-type="string">
            <text:p>0006540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string" calcext:value-type="string">
            <text:p>0006542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06544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546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string" calcext:value-type="string">
            <text:p>0006550</text:p>
          </table:table-cell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string" calcext:value-type="string">
            <text:p>000655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554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556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56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56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656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56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57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57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57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57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60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60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60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60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661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61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61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61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620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622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62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62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63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63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63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63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64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64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64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64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65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65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65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65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66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662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664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0006666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000667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67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67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67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70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702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string" calcext:value-type="string">
            <text:p>0006704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70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71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71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71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71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72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72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72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726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73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73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73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736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0674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74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74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746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675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75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675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675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760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676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676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76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677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6772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677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677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00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00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00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00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01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01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01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01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02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02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02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02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03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03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03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03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04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04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04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04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05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05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05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05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06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062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string" calcext:value-type="string">
            <text:p>0007064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1">
          <table:table-cell office:value-type="string" calcext:value-type="string">
            <text:p>0007066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1">
          <table:table-cell office:value-type="string" calcext:value-type="string">
            <text:p>0007070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0007072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string" calcext:value-type="string">
            <text:p>000707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07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10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10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10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10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11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11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11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11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12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12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12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12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13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13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13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13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14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142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714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146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0715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15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715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15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160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716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16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16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17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17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17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17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20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20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20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20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721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212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721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21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22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222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722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22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23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23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23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23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24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24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0724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24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25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25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25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25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26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26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26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26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27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27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27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27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0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0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30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30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31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1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1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31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2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2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2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2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3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3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3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3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4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34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4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4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5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35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5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5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36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36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36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6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737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37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37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37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0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402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40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40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41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41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41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41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42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2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42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42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43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43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43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43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44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4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44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4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45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5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5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45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0746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46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6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6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47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47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47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47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0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502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50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50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51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51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1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51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52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52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52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52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3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53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53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3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4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54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54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54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0755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5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55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56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56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56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56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56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7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572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57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57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60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60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0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0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61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612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61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1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62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62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62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62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3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63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63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63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4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0764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644</text:p>
          </table:table-cell>
          <table:table-cell office:value-type="float" office:value="10419" calcext:value-type="float">
            <text:p>10419</text:p>
          </table:table-cell>
        </table:table-row>
        <table:table-row table:style-name="ro1">
          <table:table-cell office:value-type="string" calcext:value-type="string">
            <text:p>000764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65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65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654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765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66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66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6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6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7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7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7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67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70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70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70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70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71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712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714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771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772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7722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72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0772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73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73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73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73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774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742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744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774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07750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7752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0775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756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76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07762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7764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776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0777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07772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07774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0777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10000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10002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10004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10006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1001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10012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10014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1001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10020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string" calcext:value-type="string">
            <text:p>0010022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10024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1002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030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03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03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03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04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04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04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04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05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05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05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05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060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06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06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066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1007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072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1007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076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10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1010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10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106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1011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11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11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11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12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122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1012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126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13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13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13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13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14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14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14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14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150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1015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15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15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16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1016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16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16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17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17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17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17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20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0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0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0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21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21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21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21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22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2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2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226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23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1023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23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23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24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24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4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24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25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25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5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5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6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262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26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26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27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27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27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27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30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30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0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30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31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312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1031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1031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1032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2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32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32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30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1033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33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33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34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42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1034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34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35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5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35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56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36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6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36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6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37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372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37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376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001040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40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40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406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41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41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414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1041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42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422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42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42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430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432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434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436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1044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442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1044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44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450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string" calcext:value-type="string">
            <text:p>0010452</text:p>
          </table:table-cell>
          <table:table-cell office:value-type="float" office:value="10419" calcext:value-type="float">
            <text:p>10419</text:p>
          </table:table-cell>
        </table:table-row>
        <table:table-row table:style-name="ro1">
          <table:table-cell office:value-type="string" calcext:value-type="string">
            <text:p>0010454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10456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10460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0010462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10464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1046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10470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10472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10474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10476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50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502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504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string" calcext:value-type="string">
            <text:p>0010506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510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001051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514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001051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520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522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1052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001052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0010530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0010532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10534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string" calcext:value-type="string">
            <text:p>0010536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string" calcext:value-type="string">
            <text:p>0010540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10542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10544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10546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1055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10552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10554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10556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001056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10562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string" calcext:value-type="string">
            <text:p>0010564</text:p>
          </table:table-cell>
          <table:table-cell office:value-type="float" office:value="10668" calcext:value-type="float">
            <text:p>10668</text:p>
          </table:table-cell>
        </table:table-row>
        <table:table-row table:style-name="ro1">
          <table:table-cell office:value-type="string" calcext:value-type="string">
            <text:p>0010566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string" calcext:value-type="string">
            <text:p>0010570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string" calcext:value-type="string">
            <text:p>0010572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1">
          <table:table-cell office:value-type="string" calcext:value-type="string">
            <text:p>0010574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1">
          <table:table-cell office:value-type="string" calcext:value-type="string">
            <text:p>0010576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string" calcext:value-type="string">
            <text:p>0010600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string" calcext:value-type="string">
            <text:p>0010602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1">
          <table:table-cell office:value-type="string" calcext:value-type="string">
            <text:p>0010604</text:p>
          </table:table-cell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string" calcext:value-type="string">
            <text:p>001060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10610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0010612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1">
          <table:table-cell office:value-type="string" calcext:value-type="string">
            <text:p>0010614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10616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string" calcext:value-type="string">
            <text:p>001062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10622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10624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0010626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00106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6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07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0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1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2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3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4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5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6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6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6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6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116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5T14:16:55.190225321</dc:date>
    <meta:document-statistic meta:table-count="1" meta:cell-count="5001" meta:object-count="1"/>
    <meta:generator>LibreOffice/4.2.4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900" chart:maximum="10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132cm" svg:height="13.787cm" xlink:href=".." xlink:type="simple" chart:class="chart:bar" chart:style-name="ch1">
        <chart:legend chart:legend-position="end" svg:x="30.869cm" svg:y="6.594cm" style:legend-expansion="high" chart:style-name="ch2"/>
        <chart:plot-area chart:style-name="ch3" table:cell-range-address="Sheet1.A1:Sheet1.B2253" chart:data-source-has-labels="column" svg:x="1.112cm" svg:y="1.235cm" svg:width="28.433cm" svg:height="11.857cm">
          <chartooo:coordinate-region svg:x="2.289cm" svg:y="1.434cm" svg:width="27.133cm" svg:height="10.212cm"/>
          <chart:axis chart:dimension="x" chart:name="primary-x" chart:style-name="ch4" chartooo:axis-type="auto">
            <chartooo:date-scale/>
            <chart:categories table:cell-range-address="Sheet1.A1:Sheet1.A22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253" chart:class="chart:bar">
            <chart:data-point chart:repeated="22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1:Sheet1.A2253</svg:desc>
                </draw:g>
              </table:table-cell>
              <table:table-cell office:value-type="float" office:value="9375">
                <text:p>9375</text:p>
                <draw:g>
                  <svg:desc>Sheet1.B1:Sheet1.B2253</svg:desc>
                </draw:g>
              </table:table-cell>
            </table:table-row>
            <table:table-row>
              <table:table-cell office:value-type="string">
                <text:p>0000002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00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00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01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01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01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0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02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02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03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03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03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04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0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04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05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005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05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6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0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7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07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10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1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1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11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11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012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12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12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13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13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1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14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15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15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16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16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1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17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17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17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2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20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21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21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2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22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3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23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23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24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4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24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25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2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25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26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26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026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27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27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27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30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30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30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1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1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31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2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32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32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033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33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33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34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34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34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3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35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35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36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36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36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37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37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37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040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40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40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41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41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41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4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42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42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42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42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43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43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43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44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044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44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44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45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4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45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45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46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46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46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4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7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7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7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47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0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0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50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51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51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51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52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52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52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52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53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53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53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53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54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54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54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54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5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55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55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56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56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56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5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57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57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57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57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60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602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0604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0606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0610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0612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061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1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2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62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2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63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63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63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063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640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0642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0644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0646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0650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0652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065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656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0000660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662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664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066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67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67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67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70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70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70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07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7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71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71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71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720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22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2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2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3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0732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073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73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74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74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74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7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75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75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75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7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76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76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76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077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77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77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776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100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00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00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00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01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01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1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02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02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02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02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03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03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0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03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04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04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04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04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05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05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5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06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06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0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07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07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07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07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0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0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0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10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1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1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111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11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12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1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12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2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13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13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14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14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14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14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15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15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15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5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16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6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16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6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7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7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17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17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0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20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0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21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121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121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2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22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22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2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22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123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23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23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3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4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24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24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25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25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26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26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26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2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27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27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27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27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3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0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0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0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1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1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31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31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32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32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3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33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3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3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33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4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4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34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35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3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35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36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36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6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6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7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37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37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4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40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40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41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41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1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41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42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42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42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42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143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43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43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43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4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44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45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4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45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5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46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46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46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46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4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47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7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47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5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50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50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5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51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51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51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51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52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52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52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526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1530</text:p>
              </table:table-cell>
              <table:table-cell office:value-type="float" office:value="9763">
                <text:p>9763</text:p>
              </table:table-cell>
            </table:table-row>
            <table:table-row>
              <table:table-cell office:value-type="string">
                <text:p>0001532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0001534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>0001536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0001540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1542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154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1546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55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55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55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556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1560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156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156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56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57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57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57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57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60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60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160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6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61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6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61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616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1620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162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162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16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63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63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63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63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64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64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64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64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65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65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65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1656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166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166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166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66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6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67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67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67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70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7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7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71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71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71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71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172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72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72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7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73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73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7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73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74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74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74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74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7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75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75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76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76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76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76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7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77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77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77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0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0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0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01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1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1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02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02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02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02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203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3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3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3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04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4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4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5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05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05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05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06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06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06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06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07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7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7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07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210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0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0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0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11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1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11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11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12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12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212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12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13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213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13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3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14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14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14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14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15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15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215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15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16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16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16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16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217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17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17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17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20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20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20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2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21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2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21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216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2220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222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222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226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000223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23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223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223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24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224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24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224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25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25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25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25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26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26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26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26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27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27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27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27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30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30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30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30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31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1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31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31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3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2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32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2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33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3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33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33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34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34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4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35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35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35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35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36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36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36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36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3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37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37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37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40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40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40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40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1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41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41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41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42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42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42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42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43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43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4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3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44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4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44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45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45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245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5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46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46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46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46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47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47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47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47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5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5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5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5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51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251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251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5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52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52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52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53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53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53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3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54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54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54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54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55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55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55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55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56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56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6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5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57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57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57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60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60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60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6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61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61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61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61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62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62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2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63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63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6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63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264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64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6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64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65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65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65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65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66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266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6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266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267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267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267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70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0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70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7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71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271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71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1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2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7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7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273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3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3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274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7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274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274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5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275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5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275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276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76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276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276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277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77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277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77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00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00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00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0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01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01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01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01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02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02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02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02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03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032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3034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3036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string">
                <text:p>0003040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304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304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04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05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05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05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05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06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06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06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066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3070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3072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3074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3076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string">
                <text:p>0003100</text:p>
              </table:table-cell>
              <table:table-cell office:value-type="float" office:value="10317">
                <text:p>10317</text:p>
              </table:table-cell>
            </table:table-row>
            <table:table-row>
              <table:table-cell office:value-type="string">
                <text:p>0003102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310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10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1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11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11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11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12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12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12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12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13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13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13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13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14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14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314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14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1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15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15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15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1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16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16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16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17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17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17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17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200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20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20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20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21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1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1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21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22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22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322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3230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323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23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23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24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24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24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24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25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5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25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325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26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26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326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326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27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327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27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327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30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30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30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3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31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31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31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31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32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32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32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3326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333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333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3334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333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34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34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34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34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35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35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35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35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3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36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36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36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3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337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337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337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40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40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40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4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41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41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41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1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2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42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42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42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343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3432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4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43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44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344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44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44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45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45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4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5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6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46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46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47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47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7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47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50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50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50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50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351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51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51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51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52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52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52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52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53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53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53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53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54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54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54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54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55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55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55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556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3560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0003562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3564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3566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3570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357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357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57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6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60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60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60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361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361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361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61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62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62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62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62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63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63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634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363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640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364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364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64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65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365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65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365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366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366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66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366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6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67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67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67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70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7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70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7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7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71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71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371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372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7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72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72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73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73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73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73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374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74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74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74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75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7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37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375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376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376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376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376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77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377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77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377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00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4002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400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00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01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01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01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01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02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02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024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4026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403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403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03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036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404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404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404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404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05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05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05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05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06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06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406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406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07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407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07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07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10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10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10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10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11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11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11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11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12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12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412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412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413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413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13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13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14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1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14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14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15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15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15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15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1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16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16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1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41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417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417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417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20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420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20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420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421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21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21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21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220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422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22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22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23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23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23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23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24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24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24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24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25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425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25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25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26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26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26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26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27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27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27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27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30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3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30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430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31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31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31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31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32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3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32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32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33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33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33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33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34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34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34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34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435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3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35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35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36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362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36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36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37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37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437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37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40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4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40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406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41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41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41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41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42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4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42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42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43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43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43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43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44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4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44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44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4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45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45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45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46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46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446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446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47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47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47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47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50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5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50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50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51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51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51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51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52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52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52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52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53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453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5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4536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454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454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454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454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455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455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55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455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456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456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456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456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4570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457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457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457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460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460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460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60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61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61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61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61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62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62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62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62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463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63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63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63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64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464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64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64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65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46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65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465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466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466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66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66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67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67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67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67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470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4702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70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70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71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471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71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71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72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72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4724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472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73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73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73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473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74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474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474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74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475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75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75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475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476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476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76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476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77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77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477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477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00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00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500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00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01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01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501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01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02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02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502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502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503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503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503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503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04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04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04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04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05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0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05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05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06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06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06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06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507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07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07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07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10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10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10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10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511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11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11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11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1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512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512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12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13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13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13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13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14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14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14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14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1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15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15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15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16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16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516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16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17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17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517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17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5200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20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520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20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21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21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21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21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22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22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522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522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523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523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523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5236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524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524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24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24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250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525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525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25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526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26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526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526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527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527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527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527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30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530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530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53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53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531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31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31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532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532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32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532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533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33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334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533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34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534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34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34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3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35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35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35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36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36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36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536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537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5372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537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537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540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40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40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40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41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41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541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41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42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42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42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5426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43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5432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434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43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544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544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544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544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4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545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45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5456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5460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string">
                <text:p>0005462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>0005464</text:p>
              </table:table-cell>
              <table:table-cell office:value-type="float" office:value="8821">
                <text:p>8821</text:p>
              </table:table-cell>
            </table:table-row>
            <table:table-row>
              <table:table-cell office:value-type="string">
                <text:p>0005466</text:p>
              </table:table-cell>
              <table:table-cell office:value-type="float" office:value="9763">
                <text:p>9763</text:p>
              </table:table-cell>
            </table:table-row>
            <table:table-row>
              <table:table-cell office:value-type="string">
                <text:p>000547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547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5474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5476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05500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550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50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50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551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551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51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551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52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52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52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52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53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553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53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53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54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54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54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554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55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55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55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55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56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556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56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56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57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557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574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557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60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560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560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60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561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61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561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61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62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562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62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562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563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63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63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63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64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64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64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564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65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65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565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565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66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566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566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566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67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67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67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67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70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0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70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70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1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1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71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71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72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72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2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72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73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73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73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73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574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574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574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74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75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5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5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575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6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6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6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576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77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77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577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577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00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00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00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00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01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01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601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01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02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02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02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026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03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032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034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03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04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042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044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04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050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0006052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05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05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06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062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06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06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07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07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07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07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10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10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10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10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11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611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114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11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12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12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12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12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130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0613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13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136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14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14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14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14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15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152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154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15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16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16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164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16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17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172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17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176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20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202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204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20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21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212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21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21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220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22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22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22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230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06232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000623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23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24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24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24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24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25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25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25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25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26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26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264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626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27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27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27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27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30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302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304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306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310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312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06314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0631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6320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0006322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06324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32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330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6332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334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0006336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634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0006342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344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34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6350</text:p>
              </table:table-cell>
              <table:table-cell office:value-type="float" office:value="10345">
                <text:p>10345</text:p>
              </table:table-cell>
            </table:table-row>
            <table:table-row>
              <table:table-cell office:value-type="string">
                <text:p>0006352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string">
                <text:p>0006354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string">
                <text:p>0006356</text:p>
              </table:table-cell>
              <table:table-cell office:value-type="float" office:value="10345">
                <text:p>10345</text:p>
              </table:table-cell>
            </table:table-row>
            <table:table-row>
              <table:table-cell office:value-type="string">
                <text:p>0006360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362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364</text:p>
              </table:table-cell>
              <table:table-cell office:value-type="float" office:value="10391">
                <text:p>10391</text:p>
              </table:table-cell>
            </table:table-row>
            <table:table-row>
              <table:table-cell office:value-type="string">
                <text:p>0006366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0637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372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374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06376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400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40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40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6406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41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641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41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41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420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422</text:p>
              </table:table-cell>
              <table:table-cell office:value-type="float" office:value="10391">
                <text:p>10391</text:p>
              </table:table-cell>
            </table:table-row>
            <table:table-row>
              <table:table-cell office:value-type="string">
                <text:p>000642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6426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43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432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0006434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436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0644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442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444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06446</text:p>
              </table:table-cell>
              <table:table-cell office:value-type="float" office:value="10428">
                <text:p>10428</text:p>
              </table:table-cell>
            </table:table-row>
            <table:table-row>
              <table:table-cell office:value-type="string">
                <text:p>000645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452</text:p>
              </table:table-cell>
              <table:table-cell office:value-type="float" office:value="10428">
                <text:p>10428</text:p>
              </table:table-cell>
            </table:table-row>
            <table:table-row>
              <table:table-cell office:value-type="string">
                <text:p>0006454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456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0646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46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464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466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470</text:p>
              </table:table-cell>
              <table:table-cell office:value-type="float" office:value="10317">
                <text:p>10317</text:p>
              </table:table-cell>
            </table:table-row>
            <table:table-row>
              <table:table-cell office:value-type="string">
                <text:p>0006472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0006474</text:p>
              </table:table-cell>
              <table:table-cell office:value-type="float" office:value="10391">
                <text:p>10391</text:p>
              </table:table-cell>
            </table:table-row>
            <table:table-row>
              <table:table-cell office:value-type="string">
                <text:p>0006476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string">
                <text:p>0006500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0006502</text:p>
              </table:table-cell>
              <table:table-cell office:value-type="float" office:value="10382">
                <text:p>10382</text:p>
              </table:table-cell>
            </table:table-row>
            <table:table-row>
              <table:table-cell office:value-type="string">
                <text:p>0006504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0006506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string">
                <text:p>000651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0006512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string">
                <text:p>0006514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0006516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0006520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string">
                <text:p>0006522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0006524</text:p>
              </table:table-cell>
              <table:table-cell office:value-type="float" office:value="10391">
                <text:p>10391</text:p>
              </table:table-cell>
            </table:table-row>
            <table:table-row>
              <table:table-cell office:value-type="string">
                <text:p>0006526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0006530</text:p>
              </table:table-cell>
              <table:table-cell office:value-type="float" office:value="10391">
                <text:p>10391</text:p>
              </table:table-cell>
            </table:table-row>
            <table:table-row>
              <table:table-cell office:value-type="string">
                <text:p>0006532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0006534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string">
                <text:p>0006536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0006540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0006542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06544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546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string">
                <text:p>0006550</text:p>
              </table:table-cell>
              <table:table-cell office:value-type="float" office:value="10345">
                <text:p>10345</text:p>
              </table:table-cell>
            </table:table-row>
            <table:table-row>
              <table:table-cell office:value-type="string">
                <text:p>000655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554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556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56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56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656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56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57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57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57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57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60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60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60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60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661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61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61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61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620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622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62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62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63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63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63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63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64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64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64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64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65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65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65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65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66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662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664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0006666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000667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67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67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67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70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702</text:p>
              </table:table-cell>
              <table:table-cell office:value-type="float" office:value="10326">
                <text:p>10326</text:p>
              </table:table-cell>
            </table:table-row>
            <table:table-row>
              <table:table-cell office:value-type="string">
                <text:p>0006704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70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71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71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71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71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72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72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72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726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73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73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73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736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0674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74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74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746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675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75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675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675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760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676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676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76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677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6772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677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677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00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00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00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00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01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01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01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01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02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02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02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02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03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03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03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03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04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04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04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04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05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05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05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05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06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062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0007064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0007066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0007070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string">
                <text:p>0007072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000707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07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10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10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10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10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11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11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11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11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12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12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12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12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13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13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13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13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14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142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714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146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0715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15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715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15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160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716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16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16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17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17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17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17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20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20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20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20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721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212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721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21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22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222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722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22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23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23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23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23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24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24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0724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24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25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25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25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25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26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26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26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26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27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27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27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27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0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0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30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30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31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1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1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31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2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2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2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2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3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3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3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3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4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34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4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4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5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35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5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5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36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36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36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6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737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37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37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37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0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402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40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40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41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41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41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41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42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2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42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42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43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43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43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43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44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4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44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4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45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5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5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45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0746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46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6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6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47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47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47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47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0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502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50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50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51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51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1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51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52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52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52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52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3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53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53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3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4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54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54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54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0755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5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55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56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56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56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56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56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7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572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57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57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60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60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0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0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61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612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61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1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62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62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62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62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3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63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63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63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4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0764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644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000764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65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65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654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765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66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66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6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6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7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7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7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67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70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70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70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70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71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712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714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771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772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7722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72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0772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73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73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73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73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774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742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744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774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07750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7752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0775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756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76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07762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7764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776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0777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07772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07774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0777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10000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10002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10004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10006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1001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10012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10014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1001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10020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0010022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10024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1002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030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03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03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03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04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04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04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04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05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05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05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05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060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06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06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066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1007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072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1007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076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10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1010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10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106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1011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11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11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11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12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122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1012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126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13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13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13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13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14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14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14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14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150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1015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15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15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16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1016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16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16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17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17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17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17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20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0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0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0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21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21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21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21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22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2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2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22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23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1023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23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23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24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24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4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24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25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25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5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5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6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262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26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26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27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27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27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27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30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30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0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30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31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31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1031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1031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1032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2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32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32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3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1033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33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33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34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42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1034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34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35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5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35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56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36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6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36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6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37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372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37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376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001040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40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40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406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41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41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414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1041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42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422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42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42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43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432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434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436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10440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442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1044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44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450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0010452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0010454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10456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10460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0010462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10464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1046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10470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10472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10474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10476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50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502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504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0010506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510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0010512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514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001051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520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522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1052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0010526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0010530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0010532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10534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0010536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0010540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10542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10544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10546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1055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10552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10554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10556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001056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10562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0010564</text:p>
              </table:table-cell>
              <table:table-cell office:value-type="float" office:value="10668">
                <text:p>10668</text:p>
              </table:table-cell>
            </table:table-row>
            <table:table-row>
              <table:table-cell office:value-type="string">
                <text:p>0010566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0010570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0010572</text:p>
              </table:table-cell>
              <table:table-cell office:value-type="float" office:value="10613">
                <text:p>10613</text:p>
              </table:table-cell>
            </table:table-row>
            <table:table-row>
              <table:table-cell office:value-type="string">
                <text:p>0010574</text:p>
              </table:table-cell>
              <table:table-cell office:value-type="float" office:value="10613">
                <text:p>10613</text:p>
              </table:table-cell>
            </table:table-row>
            <table:table-row>
              <table:table-cell office:value-type="string">
                <text:p>0010576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0010600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0010602</text:p>
              </table:table-cell>
              <table:table-cell office:value-type="float" office:value="10613">
                <text:p>10613</text:p>
              </table:table-cell>
            </table:table-row>
            <table:table-row>
              <table:table-cell office:value-type="string">
                <text:p>0010604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string">
                <text:p>001060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10610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0010612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0010614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10616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001062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10622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10624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0010626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001063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